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077e" officeooo:paragraph-rsid="0003077e"/>
    </style:style>
    <style:style style:name="P2" style:family="paragraph" style:parent-style-name="Standard">
      <style:paragraph-properties fo:text-align="justify" style:justify-single-word="false"/>
      <style:text-properties officeooo:rsid="00035065" officeooo:paragraph-rsid="00035065"/>
    </style:style>
    <style:style style:name="P3" style:family="paragraph" style:parent-style-name="Standard">
      <style:paragraph-properties fo:text-align="justify" style:justify-single-word="false"/>
      <style:text-properties officeooo:rsid="0005cc6e" officeooo:paragraph-rsid="0005cc6e"/>
    </style:style>
    <style:style style:name="T1" style:family="text">
      <style:text-properties officeooo:rsid="00035065"/>
    </style:style>
    <style:style style:name="T2" style:family="text">
      <style:text-properties officeooo:rsid="00053634"/>
    </style:style>
    <style:style style:name="T3" style:family="text">
      <style:text-properties officeooo:rsid="000702a6"/>
    </style:style>
    <style:style style:name="T4" style:family="text">
      <style:text-properties officeooo:rsid="0007e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on <text:span text:style-name="T1">pomeriggio</text:span> preside Girodengo, le scrivo questa relazione per descrivere l’accaduto e per porgere le mie scuse. Venerdì scorso, durante il primo intervallo, abbiamo fatto una cosa di cui siamo tutti pentiti. Io e un mio compagno tenevamo il banco al contrario e un altro mio compagno teneva un compagno a testa in giù. Un altro collega registrava la situazione e infine l’ultimo compagno <text:span text:style-name="T2">h</text:span>a diffuso il video online ad una pagina Instagram. Dopo però ci siamo accorti di aver fatto un’<text:span text:style-name="T2">idiozia</text:span> e abbiamo capito la gravità dell’accaduto. <text:span text:style-name="T1">Successivamente sono state svolte lezioni sulla sicurezza informatica e sulla pericolosità</text:span> <text:span text:style-name="T1">del diffondere video e contenuti online. E’ stato molto interessante </text:span><text:span text:style-name="T4">e ci è servito da lezione</text:span><text:span text:style-name="T1">. Sono molto pentito di essere stato partecip</text:span><text:span text:style-name="T2">e </text:span><text:span text:style-name="T1">di questo accaduto e mi scuso per aver adottato un comportamento immaturo e infantile verso la scuola e verso la classe. Non si ripeteranno mai più da parte mia azioni </text:span><text:span text:style-name="T4">e comportamenti</text:span><text:span text:style-name="T1"> del genere.</text:span></text:p>
      <text:p text:style-name="P3"><text:span text:style-name="T4">Grazie per l’opportunità, chiedo ancora scusa</text:span>. <text:span text:style-name="T3">Buona giornata.</text:span></text:p>
      <text:p text:style-name="P2"/>
      <text:p text:style-name="P2">Cordiali saluti</text:p>
      <text:p text:style-name="P2">Galeasso Federic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5:32:11.445143356</meta:creation-date>
    <dc:date>2021-11-18T17:08:53.598818771</dc:date>
    <meta:editing-duration>PT16M10S</meta:editing-duration>
    <meta:editing-cycles>4</meta:editing-cycles>
    <meta:generator>LibreOffice/7.1.6.2$Linux_X86_64 LibreOffice_project/10$Build-2</meta:generator>
    <meta:document-statistic meta:table-count="0" meta:image-count="0" meta:object-count="0" meta:page-count="1" meta:paragraph-count="4" meta:word-count="168" meta:character-count="1060" meta:non-whitespace-character-count="896"/>
  </office:meta>
</office:document-meta>
</file>